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full-path="Object 49/"/>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 manifest:full-path="Object 23/Configurations2/"/>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 manifest:full-path="Object 24/Configurations2/"/>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 manifest:full-path="Object 25/Configurations2/"/>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left="none" fo:border-right="0.002cm solid #000000" fo:border-top="0.002cm solid #000000" fo:border-bottom="0.002cm solid #000000"/>
    </style:style>
    <style:style style:name="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P2" style:family="paragraph" style:parent-style-name="Standard">
      <style:text-properties fo:font-size="10pt" fo:font-style="normal" fo:font-weight="normal" style:font-size-asian="10.5pt" style:font-style-asian="normal" style:font-weight-asian="normal" style:font-style-complex="normal" style:font-weight-complex="normal"/>
    </style:style>
    <style:style style:name="P3" style:family="paragraph" style:parent-style-name="Standard">
      <style:text-properties fo:font-size="10pt" fo:font-style="normal" fo:font-weight="bold" style:font-size-asian="10.5pt" style:font-style-asian="normal" style:font-weight-asian="bold" style:font-style-complex="normal" style:font-weight-complex="bold"/>
    </style:style>
    <style:style style:name="P4" style:family="paragraph" style:parent-style-name="Оборудование_2c__20_тема_20_работы">
      <style:text-properties fo:font-size="10pt" fo:font-style="normal" fo:font-weight="normal" style:font-size-asian="10.5pt" style:font-style-asian="normal" style:font-weight-asian="normal" style:font-style-complex="normal" style:font-weight-complex="normal"/>
    </style:style>
    <style:style style:name="P5" style:family="paragraph" style:parent-style-name="Standard">
      <style:paragraph-properties fo:margin-left="0cm" fo:margin-right="0cm" fo:text-indent="0.7cm" style:auto-text-indent="false"/>
    </style:style>
    <style:style style:name="P6" style:family="paragraph" style:parent-style-name="Название_20_лабораторной_20_работы">
      <style:paragraph-properties fo:break-before="page"/>
    </style:style>
    <style:style style:name="P7" style:family="paragraph" style:parent-style-name="Standard" style:list-style-name="L3"/>
    <style:style style:name="P8" style:family="paragraph" style:parent-style-name="Standard" style:list-style-name="L4">
      <style:text-properties fo:font-style="normal" fo:font-weight="normal" style:font-style-asian="normal" style:font-weight-asian="normal" style:font-style-complex="normal" style:font-weight-complex="normal"/>
    </style:style>
    <style:style style:name="P9" style:family="paragraph" style:parent-style-name="Оборудование_2c__20_тема_20_работы" style:list-style-name="L1"/>
    <style:style style:name="P10" style:family="paragraph" style:parent-style-name="Оборудование_2c__20_тема_20_работы" style:list-style-name="L1">
      <style:text-properties fo:font-style="normal" style:font-style-asian="normal" style:font-style-complex="normal"/>
    </style:style>
    <style:style style:name="P11" style:family="paragraph" style:parent-style-name="Оборудование_2c__20_тема_20_работы" style:list-style-name="L2">
      <style:text-properties fo:font-size="10pt" fo:font-style="normal" fo:font-weight="normal" style:font-size-asian="10.5pt" style:font-style-asian="normal" style:font-weight-asian="normal" style:font-style-complex="normal" style:font-weight-complex="normal"/>
    </style:style>
    <style:style style:name="P12" style:family="paragraph" style:parent-style-name="Оборудование_2c__20_тема_20_работы" style:list-style-name="L2">
      <style:text-properties fo:font-weight="bold" style:font-weight-asian="bold" style:font-weight-complex="bold"/>
    </style:style>
    <style:style style:name="P13" style:family="paragraph">
      <style:paragraph-properties fo:text-align="center"/>
    </style:style>
    <style:style style:name="T1" style:family="text">
      <style:text-properties fo:font-size="11pt" style:font-size-asian="11pt"/>
    </style:style>
    <style:style style:name="T2" style:family="text">
      <style:text-properties fo:font-style="italic" style:font-style-asian="italic" style:font-style-complex="italic"/>
    </style:style>
    <style:style style:name="T3" style:family="text">
      <style:text-properties fo:font-size="10pt" fo:font-style="normal" style:font-size-asian="10.5pt" style:font-style-asian="normal" style:font-style-complex="normal"/>
    </style:style>
    <style:style style:name="T4" style:family="text">
      <style:text-properties fo:font-size="10pt" fo:font-style="normal" fo:font-weight="normal" style:font-size-asian="10.5pt" style:font-style-asian="normal" style:font-weight-asian="normal" style:font-style-complex="normal" style:font-weight-complex="normal"/>
    </style:style>
    <style:style style:name="T5" style:family="text">
      <style:text-properties fo:font-size="10pt" fo:font-style="italic" fo:font-weight="normal" style:font-size-asian="10.5pt" style:font-style-asian="italic" style:font-weight-asian="normal" style:font-style-complex="italic" style:font-weight-complex="normal"/>
    </style:style>
    <style:style style:name="T6" style:family="text">
      <style:text-properties fo:font-size="10pt" fo:font-style="italic" style:font-size-asian="10.5pt" style:font-style-asian="italic" style:font-style-complex="italic"/>
    </style:style>
    <style:style style:name="T7" style:family="text">
      <style:text-properties fo:font-size="10pt" style:font-size-asian="10.5pt"/>
    </style:style>
    <style:style style:name="T8" style:family="text">
      <style:text-properties fo:font-size="10pt" style:font-size-asian="10.5pt" style:font-weight-asian="bold"/>
    </style:style>
    <style:style style:name="T9" style:family="text">
      <style:text-properties fo:font-weight="normal" style:font-weight-asian="normal" style:font-weight-complex="normal"/>
    </style:style>
    <style:style style:name="T10" style:family="text">
      <style:text-properties style:font-name="Times New Roman" fo:font-size="10pt" style:font-size-asian="10.5pt"/>
    </style:style>
    <style:style style:name="T11" style:family="text">
      <style:text-properties style:font-name="Times New Roman" fo:font-size="10pt" fo:font-style="italic" style:font-size-asian="10.5pt" style:font-style-asian="italic" style:font-style-complex="italic"/>
    </style:style>
    <style:style style:name="T12" style:family="text">
      <style:text-properties style:text-position="super 58%" fo:font-size="10pt" fo:font-style="italic" style:font-size-asian="10.5pt" style:font-style-asian="italic" style:font-style-complex="italic"/>
    </style:style>
    <style:style style:name="T13" style:family="text">
      <style:text-properties style:text-position="0% 100%" fo:font-size="10pt" style:font-size-asian="10.5pt"/>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marker-end="Стили_20_стрелок_20_2" draw:textarea-horizontal-align="center" draw:textarea-vertical-align="middle" style:run-through="foreground"/>
    </style:style>
    <style:style style:name="gr3" style:family="graphic">
      <style:graphic-properties svg:stroke-width="0.019cm" draw:textarea-horizontal-align="center" draw:textarea-vertical-align="middle" fo:padding-top="0.009cm" fo:padding-bottom="0.009cm" fo:padding-left="0.009cm" fo:padding-right="0.009cm" style:run-through="foreground"/>
    </style:style>
    <style:style style:name="gr4" style:family="graphic">
      <style:graphic-properties svg:stroke-width="0.019cm" draw:fill="none" draw:textarea-vertical-align="middle" draw:auto-grow-height="false" fo:min-height="1.321cm" fo:min-width="0.88cm" fo:padding-top="0.009cm" fo:padding-bottom="0.009cm" fo:padding-left="0.009cm" fo:padding-right="0.00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6" text:anchor-type="page" text:anchor-page-number="2" svg:x="9.548cm" svg:y="9.417cm" svg:width="1.524cm" svg:height="0.467cm" draw:z-index="1">
        <draw:object xlink:href="./Object 15" xlink:type="simple" xlink:show="embed" xlink:actuate="onLoad"/>
        <draw:image xlink:href="./ObjectReplacements/Object 15" xlink:type="simple" xlink:show="embed" xlink:actuate="onLoad"/>
      </draw:frame>
      <draw:frame draw:style-name="fr1" draw:name="Объект7" text:anchor-type="page" text:anchor-page-number="2" svg:x="5.56cm" svg:y="9.391cm" svg:width="1.522cm" svg:height="0.467cm" draw:z-index="2">
        <draw:object xlink:href="./Object 16" xlink:type="simple" xlink:show="embed" xlink:actuate="onLoad"/>
        <draw:image xlink:href="./ObjectReplacements/Object 16" xlink:type="simple" xlink:show="embed" xlink:actuate="onLoad"/>
      </draw:frame>
      <draw:frame draw:style-name="fr1" draw:name="Объект5" text:anchor-type="page" text:anchor-page-number="2" svg:x="8.054cm" svg:y="9.391cm" svg:width="0.503cm" svg:height="0.467cm" draw:z-index="13">
        <draw:object xlink:href="./Object 14" xlink:type="simple" xlink:show="embed" xlink:actuate="onLoad"/>
        <draw:image xlink:href="./ObjectReplacements/Object 14" xlink:type="simple" xlink:show="embed" xlink:actuate="onLoad"/>
      </draw:frame>
      <draw:frame draw:style-name="fr1" draw:name="Объект8" text:anchor-type="page" text:anchor-page-number="2" svg:x="9.777cm" svg:y="10.753cm" svg:width="0.93cm" svg:height="0.531cm" draw:z-index="14">
        <draw:object xlink:href="./Object 17" xlink:type="simple" xlink:show="embed" xlink:actuate="onLoad"/>
        <draw:image xlink:href="./ObjectReplacements/Object 17" xlink:type="simple" xlink:show="embed" xlink:actuate="onLoad"/>
      </draw:frame>
      <draw:frame draw:style-name="fr1" draw:name="Объект9" text:anchor-type="page" text:anchor-page-number="2" svg:x="12.891cm" svg:y="10.425cm" svg:width="0.427cm" svg:height="0.467cm" draw:z-index="15">
        <draw:object xlink:href="./Object 18" xlink:type="simple" xlink:show="embed" xlink:actuate="onLoad"/>
        <draw:image xlink:href="./ObjectReplacements/Object 18" xlink:type="simple" xlink:show="embed" xlink:actuate="onLoad"/>
      </draw:frame>
      <draw:frame draw:style-name="fr1" draw:name="Объект10" text:anchor-type="page" text:anchor-page-number="2" svg:x="3.99cm" svg:y="10.366cm" svg:width="0.506cm" svg:height="0.467cm" draw:z-index="16">
        <draw:object xlink:href="./Object 19" xlink:type="simple" xlink:show="embed" xlink:actuate="onLoad"/>
        <draw:image xlink:href="./ObjectReplacements/Object 19" xlink:type="simple" xlink:show="embed" xlink:actuate="onLoad"/>
      </draw:frame>
      <draw:g text:anchor-type="page" text:anchor-page-number="2" draw:z-index="4" draw:style-name="gr1">
        <draw:line draw:style-name="gr2" draw:text-style-name="P13" svg:x1="4.043cm" svg:y1="10.16cm" svg:x2="13.418cm" svg:y2="10.16cm">
          <text:p/>
        </draw:line>
        <draw:line draw:style-name="gr3" draw:text-style-name="P13" svg:x1="8.31cm" svg:y1="9.936cm" svg:x2="8.314cm" svg:y2="10.372cm">
          <text:p/>
        </draw:line>
        <draw:line draw:style-name="gr3" draw:text-style-name="P13" svg:x1="9.264cm" svg:y1="10.04cm" svg:x2="9.264cm" svg:y2="10.268cm">
          <text:p/>
        </draw:line>
        <draw:custom-shape draw:style-name="gr4" draw:text-style-name="P13" svg:width="0.131cm" svg:height="0.458cm" svg:x="6.209cm" svg:y="9.943cm">
          <text:p/>
          <draw:enhanced-geometry svg:viewBox="0 0 21600 21600" draw:glue-points="21600 0 0 10800 21600 21600" draw:text-areas="6350 ?f3 21600 ?f4" draw:type="left-bracket" draw:modifiers="10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4" draw:text-style-name="P13" svg:width="0.131cm" svg:height="0.458cm" svg:x="10.285cm" svg:y="9.932cm">
          <text:p/>
          <draw:enhanced-geometry svg:viewBox="0 0 21600 21600" draw:glue-points="0 0 0 21600 21600 10800" draw:text-areas="0 ?f3 15150 ?f4" draw:type="right-bracket" draw:modifiers="10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line draw:style-name="gr3" draw:text-style-name="P13" svg:x1="9.689cm" svg:y1="10.872cm" svg:x2="9.264cm" svg:y2="10.271cm">
          <text:p/>
        </draw:line>
      </draw:g>
      <text:p text:style-name="Название_20_лабораторной_20_работы">ОБЩИЕ УКАЗАНИЯ ПО ВЫПОЛНЕНИЮ ЛАБОРАТОРНЫХ РАБОТ И ОФОРМЛЕНИЮ ОТЧЁТОВ</text:p>
      <text:p text:style-name="Подзаголовок_20_теории">Выполнение работы</text:p>
      <text:list xml:id="list1143917554" text:style-name="L1">
        <text:list-item>
          <text:p text:style-name="P10">Измерение одной и той же величины по возможности должно производиться несколько раз. Как результат следует брать среднее арифметическое полученных значений. В некоторых случаях желательно применять метод рядов. Например, для измерения периода колебаний маятника, разумно измерить время <draw:frame draw:style-name="fr2" draw:name="Object2" text:anchor-type="as-char" svg:width="0.323cm" svg:height="0.467cm" draw:z-index="17"><draw:object xlink:href="./Object 2" xlink:type="simple" xlink:show="embed" xlink:actuate="onLoad"/><draw:image xlink:href="./ObjectReplacements/Object 2" xlink:type="simple" xlink:show="embed" xlink:actuate="onLoad"/></draw:frame>, за которое совершается <draw:frame draw:style-name="fr2" draw:name="Object3" text:anchor-type="as-char" svg:width="0.517cm" svg:height="0.467cm" draw:z-index="18"><draw:object xlink:href="./Object 3" xlink:type="simple" xlink:show="embed" xlink:actuate="onLoad"/><draw:image xlink:href="./ObjectReplacements/Object 3" xlink:type="simple" xlink:show="embed" xlink:actuate="onLoad"/></draw:frame> колебаний, и посчитать период как <draw:frame draw:style-name="fr2" draw:name="Object1" text:anchor-type="as-char" svg:width="1.312cm" svg:height="0.997cm" draw:z-index="0"><draw:object xlink:href="./Object 1" xlink:type="simple" xlink:show="embed" xlink:actuate="onLoad"/><draw:image xlink:href="./ObjectReplacements/Object 1" xlink:type="simple" xlink:show="embed" xlink:actuate="onLoad"/></draw:frame>, а для измерения диаметра дробинки разумно выложить вдоль линейки <draw:frame draw:style-name="fr2" draw:name="Объект35" text:anchor-type="as-char" svg:width="0.573cm" svg:height="0.467cm" draw:z-index="19"><draw:object xlink:href="./Object 44" xlink:type="simple" xlink:show="embed" xlink:actuate="onLoad"/><draw:image xlink:href="./ObjectReplacements/Object 44" xlink:type="simple" xlink:show="embed" xlink:actuate="onLoad"/></draw:frame> штук дробинок, найти длину этого ряда <draw:frame draw:style-name="fr2" draw:name="Объект36" text:anchor-type="as-char" svg:width="0.473cm" svg:height="0.467cm" draw:z-index="34"><draw:object xlink:href="./Object 45" xlink:type="simple" xlink:show="embed" xlink:actuate="onLoad"/><draw:image xlink:href="./ObjectReplacements/Object 45" xlink:type="simple" xlink:show="embed" xlink:actuate="onLoad"/></draw:frame>, и затем найти диаметр как <draw:frame draw:style-name="fr2" draw:name="Объект37" text:anchor-type="as-char" svg:width="1.365cm" svg:height="0.997cm" draw:z-index="35"><draw:object xlink:href="./Object 46" xlink:type="simple" xlink:show="embed" xlink:actuate="onLoad"/><draw:image xlink:href="./ObjectReplacements/Object 46" xlink:type="simple" xlink:show="embed" xlink:actuate="onLoad"/></draw:frame>.</text:p>
        </text:list-item>
        <text:list-item>
          <text:p text:style-name="P9">Рекомендуется аккуратно оформлять протокол, чтобы облегчить работу самому себе при составлении отчёта.</text:p>
        </text:list-item>
      </text:list>
      <text:p text:style-name="Подзаголовок_20_теории">Составление отчёта</text:p>
      <text:p text:style-name="P4">В отчёте по лабораторной работе должны присутствовать:</text:p>
      <text:list xml:id="list1870992894" text:style-name="L2">
        <text:list-item>
          <text:p text:style-name="P11">Название, цель работы, список оборудования.</text:p>
        </text:list-item>
        <text:list-item>
          <text:p text:style-name="P11">Подробный пояснительный рисунок с указанием всех измеряемых (прямо или косвенно) физических величин.</text:p>
        </text:list-item>
        <text:list-item>
          <text:p text:style-name="P11">Теоретическая часть, вывод используемых формул.</text:p>
        </text:list-item>
        <text:list-item>
          <text:p text:style-name="P11">Результаты всех прямых и косвенных измерений. Обычно, удобно использовать таблицу.</text:p>
        </text:list-item>
        <text:list-item>
          <text:p text:style-name="P11">Графики, если требуется.</text:p>
        </text:list-item>
        <text:list-item>
          <text:p text:style-name="P11">Расчёт погрешностей получившихся значений искомых величин.</text:p>
        </text:list-item>
        <text:list-item>
          <text:p text:style-name="P12"><text:span text:style-name="T3">Вывод</text:span><text:span text:style-name="T4">. В этой части отчёта должны быть выводы о проделанной работе. Это могут быть: рассуждения о том достигнута ли цель работы, удалось ли измерить искомые величины достаточно точно. Если не удалось — объяснить причины. Приветствуются выводы о разумности допущений, приближений, сделанных при теоретическом описании исследуемой системы, возможные идеи улучшения метода измерения. Общая оценка используемого метода, его преимущества и недостатки, применимость на практике в тех или иных условиях.</text:span></text:p>
        </text:list-item>
      </text:list>
      <text:p text:style-name="Подзаголовок_20_теории">Рекомендации по оформлению отчёта</text:p>
      <text:list xml:id="list146035062" text:style-name="L3">
        <text:list-item>
          <text:p text:style-name="P7">Если работа подразумевает исследование зависимости одной физической величины от другой, следует построить график, отражающий эту зависимость. Масштаб осей должен быть оптимальным: график должен занимать весь изображенный участок координатной плоскости.</text:p>
        </text:list-item>
      </text:list>
      <text:p text:style-name="P6">РАСЧЁТ ПОГРЕШНОСТЕЙ</text:p>
      <text:p text:style-name="Подзаголовок_20_теории">Прямые и косвенные измерения</text:p>
      <text:p text:style-name="P5"><text:span text:style-name="T4">Измерение той или иной физической величины </text:span><text:span text:style-name="T4"><draw:frame draw:style-name="fr2" draw:name="Object5" text:anchor-type="as-char" svg:width="0.503cm" svg:height="0.467cm" draw:z-index="39"><draw:object xlink:href="./Object 5" xlink:type="simple" xlink:show="embed" xlink:actuate="onLoad"/><draw:image xlink:href="./ObjectReplacements/Object 5" xlink:type="simple" xlink:show="embed" xlink:actuate="onLoad"/></draw:frame></text:span><text:span text:style-name="T4"> называется </text:span><text:span text:style-name="T5">прямым</text:span><text:span text:style-name="T4">, если её значение непосредственно считывается с измерительного прибора. Например, измерение ширины листа бумаги линейкой, предел измерения которой заведомо больше ширины листа — прямое.</text:span></text:p>
      <text:p text:style-name="Standard"><text:span text:style-name="T4">Измерение физической величины </text:span><text:span text:style-name="T4"><draw:frame draw:style-name="fr2" draw:name="Object4" text:anchor-type="as-char" svg:width="0.49cm" svg:height="0.467cm" draw:z-index="3"><draw:object xlink:href="./Object 4" xlink:type="simple" xlink:show="embed" xlink:actuate="onLoad"/><draw:image xlink:href="./ObjectReplacements/Object 4" xlink:type="simple" xlink:show="embed" xlink:actuate="onLoad"/></draw:frame></text:span><text:span text:style-name="T4"> называется </text:span><text:span text:style-name="T5">косвенным</text:span><text:span text:style-name="T4">, если для её нахождения используются результаты каких-либо других, прямых измерений (существует формула для </text:span><text:span text:style-name="T4"><draw:frame draw:style-name="fr2" draw:name="Object6" text:anchor-type="as-char" svg:width="0.49cm" svg:height="0.467cm" draw:z-index="5"><draw:object xlink:href="./Object 6" xlink:type="simple" xlink:show="embed" xlink:actuate="onLoad"/><draw:image xlink:href="./ObjectReplacements/Object 6" xlink:type="simple" xlink:show="embed" xlink:actuate="onLoad"/></draw:frame></text:span><text:span text:style-name="T4">, в которую входят другие величины). Например, если линейкой измеряется ширина </text:span><text:span text:style-name="T4"><draw:frame draw:style-name="fr2" draw:name="Object10" text:anchor-type="as-char" svg:width="0.423cm" svg:height="0.467cm" draw:z-index="6"><draw:object xlink:href="./Object 10" xlink:type="simple" xlink:show="embed" xlink:actuate="onLoad"/><draw:image xlink:href="./ObjectReplacements/Object 10" xlink:type="simple" xlink:show="embed" xlink:actuate="onLoad"/></draw:frame></text:span><text:span text:style-name="T4"> и длина </text:span><text:span text:style-name="T4"><draw:frame draw:style-name="fr2" draw:name="Object11" text:anchor-type="as-char" svg:width="0.418cm" svg:height="0.467cm" draw:z-index="7"><draw:object xlink:href="./Object 11" xlink:type="simple" xlink:show="embed" xlink:actuate="onLoad"/><draw:image xlink:href="./ObjectReplacements/Object 11" xlink:type="simple" xlink:show="embed" xlink:actuate="onLoad"/></draw:frame></text:span><text:span text:style-name="T4"> бумажного листа, то площадь, полученная как </text:span><text:span text:style-name="T4"><draw:frame draw:style-name="fr2" draw:name="Object12" text:anchor-type="as-char" svg:width="1.258cm" svg:height="0.467cm" draw:z-index="8"><draw:object xlink:href="./Object 12" xlink:type="simple" xlink:show="embed" xlink:actuate="onLoad"/><draw:image xlink:href="./ObjectReplacements/Object 12" xlink:type="simple" xlink:show="embed" xlink:actuate="onLoad"/></draw:frame></text:span><text:span text:style-name="T4"> — косвенно измеренная величина.</text:span></text:p>
      <text:p text:style-name="Подзаголовок_20_теории">Абсолютная и относительная погрешности</text:p>
      <text:p text:style-name="P2">Ни одну физическую величину нельзя измерить совершенно точно. <text:span text:style-name="T2">Абсолютной погрешностью </text:span>полученного значения <draw:frame draw:style-name="fr2" draw:name="Объект1" text:anchor-type="as-char" svg:width="0.503cm" svg:height="0.467cm" draw:z-index="9"><draw:object xlink:href="./Object 7" xlink:type="simple" xlink:show="embed" xlink:actuate="onLoad"/><draw:image xlink:href="./ObjectReplacements/Object 7" xlink:type="simple" xlink:show="embed" xlink:actuate="onLoad"/></draw:frame> некоторой физической величины называют такое <draw:frame draw:style-name="fr2" draw:name="Объект2" text:anchor-type="as-char" svg:width="0.87cm" svg:height="0.467cm" draw:z-index="10"><draw:object xlink:href="./Object 8" xlink:type="simple" xlink:show="embed" xlink:actuate="onLoad"/><draw:image xlink:href="./ObjectReplacements/Object 8" xlink:type="simple" xlink:show="embed" xlink:actuate="onLoad"/></draw:frame>, что <draw:frame draw:style-name="fr2" draw:name="Объект3" text:anchor-type="as-char" svg:width="4.279cm" svg:height="0.531cm" draw:z-index="11"><draw:object xlink:href="./Object 9" xlink:type="simple" xlink:show="embed" xlink:actuate="onLoad"/><draw:image xlink:href="./ObjectReplacements/Object 9" xlink:type="simple" xlink:show="embed" xlink:actuate="onLoad"/></draw:frame>, где <draw:frame draw:style-name="fr2" draw:name="Объект4" text:anchor-type="as-char" svg:width="0.93cm" svg:height="0.531cm" draw:z-index="12"><draw:object xlink:href="./Object 13" xlink:type="simple" xlink:show="embed" xlink:actuate="onLoad"/><draw:image xlink:href="./ObjectReplacements/Object 13" xlink:type="simple" xlink:show="embed" xlink:actuate="onLoad"/></draw:frame> — истинное значение измеряемой величины:</text:p>
      <text:p text:style-name="P2"/>
      <text:p text:style-name="P2"/>
      <text:p text:style-name="P2"/>
      <text:p text:style-name="P2"/>
      <text:p text:style-name="P2"/>
      <text:p text:style-name="P2">То есть, истинное значение отличается от полученного не более, чем на <draw:frame draw:style-name="fr2" draw:name="Объект40" text:anchor-type="as-char" svg:width="0.87cm" svg:height="0.467cm" draw:z-index="40"><draw:object xlink:href="./Object 49" xlink:type="simple" xlink:show="embed" xlink:actuate="onLoad"/><draw:image xlink:href="./ObjectReplacements/Object 49" xlink:type="simple" xlink:show="embed" xlink:actuate="onLoad"/></draw:frame>.</text:p>
      <text:p text:style-name="P2"><text:span text:style-name="T2">Относительной погрешностью</text:span> этой величины называется <draw:frame draw:style-name="fr2" draw:name="Объект11" text:anchor-type="as-char" svg:width="1.85cm" svg:height="0.998cm" draw:z-index="20"><draw:object xlink:href="./Object 20" xlink:type="simple" xlink:show="embed" xlink:actuate="onLoad"/><draw:image xlink:href="./ObjectReplacements/Object 20" xlink:type="simple" xlink:show="embed" xlink:actuate="onLoad"/></draw:frame>, то есть часть, которую составляет <draw:frame draw:style-name="fr2" draw:name="Объект12" text:anchor-type="as-char" svg:width="0.87cm" svg:height="0.467cm" draw:z-index="21"><draw:object xlink:href="./Object 21" xlink:type="simple" xlink:show="embed" xlink:actuate="onLoad"/><draw:image xlink:href="./ObjectReplacements/Object 21" xlink:type="simple" xlink:show="embed" xlink:actuate="onLoad"/></draw:frame> от <draw:frame draw:style-name="fr2" draw:name="Объект13" text:anchor-type="as-char" svg:width="0.503cm" svg:height="0.467cm" draw:z-index="22"><draw:object xlink:href="./Object 22" xlink:type="simple" xlink:show="embed" xlink:actuate="onLoad"/><draw:image xlink:href="./ObjectReplacements/Object 22" xlink:type="simple" xlink:show="embed" xlink:actuate="onLoad"/></draw:frame>. Обычно указывается в процентах.</text:p>
      <text:p text:style-name="P2">Погрешность того или иного прямого измерения зависит от используемого измерительного прибора и от метода проведения эксперимента. Погрешность прибора заявлена его изготовителем, она называется <text:span text:style-name="T2">объективной</text:span> и зависит <text:s/>от качества этого прибора. <text:span text:style-name="T2">Субъективная</text:span> же погрешность возникает из-за невозможности точно считать показания прибора (например, когда стрелка вольтметра находится между двумя делениями, экспериментатор вынужден выбирать одно из них «на глаз»). Здесь величина ошибки обычно не может быть меньше половины цены деления прибора. Она называется <text:span text:style-name="T2">субъективной.</text:span> Итоговая же абсолютная погрешность — сумма объективной и субъективной погрешностей. </text:p>
      <text:p text:style-name="Подзаголовок_20_теории">Погрешности косвенных измерений</text:p>
      <text:p text:style-name="P2">Рассмотрим теперь некоторую величину <draw:frame draw:style-name="fr2" draw:name="Объект14" text:anchor-type="as-char" svg:width="1.819cm" svg:height="0.467cm" draw:z-index="23"><draw:object xlink:href="./Object 23" xlink:type="simple" xlink:show="embed" xlink:actuate="onLoad"/><draw:image xlink:href="./ObjectReplacements/Object 23" xlink:type="simple" xlink:show="embed" xlink:actuate="onLoad"/></draw:frame>, где <draw:frame draw:style-name="fr2" draw:name="Объект15" text:anchor-type="as-char" svg:width="0.503cm" svg:height="0.467cm" draw:z-index="24"><draw:object xlink:href="./Object 24" xlink:type="simple" xlink:show="embed" xlink:actuate="onLoad"/><draw:image xlink:href="./ObjectReplacements/Object 24" xlink:type="simple" xlink:show="embed" xlink:actuate="onLoad"/></draw:frame> и <draw:frame draw:style-name="fr2" draw:name="Объект16" text:anchor-type="as-char" svg:width="0.49cm" svg:height="0.467cm" draw:z-index="25"><draw:object xlink:href="./Object 25" xlink:type="simple" xlink:show="embed" xlink:actuate="onLoad"/><draw:image xlink:href="./ObjectReplacements/Object 25" xlink:type="simple" xlink:show="embed" xlink:actuate="onLoad"/></draw:frame> — величины, измеряемые прямо. Пусть <draw:frame draw:style-name="fr2" draw:name="Объект17" text:anchor-type="as-char" svg:width="0.503cm" svg:height="0.467cm" draw:z-index="26"><draw:object xlink:href="./Object 26" xlink:type="simple" xlink:show="embed" xlink:actuate="onLoad"/><draw:image xlink:href="./ObjectReplacements/Object 26" xlink:type="simple" xlink:show="embed" xlink:actuate="onLoad"/></draw:frame> и <draw:frame draw:style-name="fr2" draw:name="Объект18" text:anchor-type="as-char" svg:width="0.49cm" svg:height="0.467cm" draw:z-index="27"><draw:object xlink:href="./Object 27" xlink:type="simple" xlink:show="embed" xlink:actuate="onLoad"/><draw:image xlink:href="./ObjectReplacements/Object 27" xlink:type="simple" xlink:show="embed" xlink:actuate="onLoad"/></draw:frame> имеют абсолютные погрешности <draw:frame draw:style-name="fr2" draw:name="Объект19" text:anchor-type="as-char" svg:width="0.87cm" svg:height="0.467cm" draw:z-index="28"><draw:object xlink:href="./Object 28" xlink:type="simple" xlink:show="embed" xlink:actuate="onLoad"/><draw:image xlink:href="./ObjectReplacements/Object 28" xlink:type="simple" xlink:show="embed" xlink:actuate="onLoad"/></draw:frame> и <draw:frame draw:style-name="fr2" draw:name="Объект20" text:anchor-type="as-char" svg:width="0.859cm" svg:height="0.467cm" draw:z-index="29"><draw:object xlink:href="./Object 29" xlink:type="simple" xlink:show="embed" xlink:actuate="onLoad"/><draw:image xlink:href="./ObjectReplacements/Object 29" xlink:type="simple" xlink:show="embed" xlink:actuate="onLoad"/></draw:frame>. Тогда:</text:p>
      <text:p text:style-name="P2"><draw:frame draw:style-name="fr2" draw:name="Объект21" text:anchor-type="as-char" svg:width="5.043cm" svg:height="0.531cm" draw:z-index="30"><draw:object xlink:href="./Object 30" xlink:type="simple" xlink:show="embed" xlink:actuate="onLoad"/><draw:image xlink:href="./ObjectReplacements/Object 30" xlink:type="simple" xlink:show="embed" xlink:actuate="onLoad"/></draw:frame>, <draw:frame draw:style-name="fr2" draw:name="Объект22" text:anchor-type="as-char" svg:width="5.075cm" svg:height="0.531cm" draw:z-index="41"><draw:object xlink:href="./Object 31" xlink:type="simple" xlink:show="embed" xlink:actuate="onLoad"/><draw:image xlink:href="./ObjectReplacements/Object 31" xlink:type="simple" xlink:show="embed" xlink:actuate="onLoad"/></draw:frame></text:p>
      <text:p text:style-name="P2">Складывая (1) и (2), получим:</text:p>
      <text:p text:style-name="P2"><draw:frame draw:style-name="fr2" draw:name="Объект23" text:anchor-type="as-char" svg:width="10.195cm" svg:height="0.531cm" draw:z-index="31"><draw:object xlink:href="./Object 32" xlink:type="simple" xlink:show="embed" xlink:actuate="onLoad"/><draw:image xlink:href="./ObjectReplacements/Object 32" xlink:type="simple" xlink:show="embed" xlink:actuate="onLoad"/></draw:frame></text:p>
      <text:p text:style-name="P2">Но, <draw:frame draw:style-name="fr2" draw:name="Объект24" text:anchor-type="as-char" svg:width="2.09cm" svg:height="0.487cm" draw:z-index="32"><draw:object xlink:href="./Object 33" xlink:type="simple" xlink:show="embed" xlink:actuate="onLoad"/><draw:image xlink:href="./ObjectReplacements/Object 33" xlink:type="simple" xlink:show="embed" xlink:actuate="onLoad"/></draw:frame> и <draw:frame draw:style-name="fr2" draw:name="Объект25" text:anchor-type="as-char" svg:width="3.413cm" svg:height="0.531cm" draw:z-index="33"><draw:object xlink:href="./Object 34" xlink:type="simple" xlink:show="embed" xlink:actuate="onLoad"/><draw:image xlink:href="./ObjectReplacements/Object 34" xlink:type="simple" xlink:show="embed" xlink:actuate="onLoad"/></draw:frame>, тогда: <draw:frame draw:style-name="fr2" draw:name="Объект26" text:anchor-type="as-char" svg:width="6.98cm" svg:height="0.531cm" draw:z-index="36"><draw:object xlink:href="./Object 35" xlink:type="simple" xlink:show="embed" xlink:actuate="onLoad"/><draw:image xlink:href="./ObjectReplacements/Object 35" xlink:type="simple" xlink:show="embed" xlink:actuate="onLoad"/></draw:frame>, значит, по определению, <draw:frame draw:style-name="fr2" draw:name="Объект27" text:anchor-type="as-char" svg:width="2.923cm" svg:height="0.467cm" draw:z-index="37"><draw:object xlink:href="./Object 36" xlink:type="simple" xlink:show="embed" xlink:actuate="onLoad"/><draw:image xlink:href="./ObjectReplacements/Object 36" xlink:type="simple" xlink:show="embed" xlink:actuate="onLoad"/></draw:frame>, или <draw:frame draw:style-name="fr2" draw:name="Объект28" text:anchor-type="as-char" svg:width="3.849cm" svg:height="0.487cm" draw:z-index="42"><draw:object xlink:href="./Object 37" xlink:type="simple" xlink:show="embed" xlink:actuate="onLoad"/><draw:image xlink:href="./ObjectReplacements/Object 37" xlink:type="simple" xlink:show="embed" xlink:actuate="onLoad"/></draw:frame>.</text:p>
      <text:p text:style-name="P2">Аналогично можно доказать формулы:</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Объект29" text:anchor-type="as-char" svg:width="3.849cm" svg:height="0.487cm" draw:z-index="43"><draw:object xlink:href="./Object 38" xlink:type="simple" xlink:show="embed" xlink:actuate="onLoad"/><draw:image xlink:href="./ObjectReplacements/Object 38" xlink:type="simple" xlink:show="embed" xlink:actuate="onLoad"/></draw:frame>;</text:p>
            <text:p text:style-name="Table_20_Contents"><draw:frame draw:style-name="fr2" draw:name="Объект30" text:anchor-type="as-char" svg:width="2.902cm" svg:height="0.998cm" draw:z-index="44"><draw:object xlink:href="./Object 39" xlink:type="simple" xlink:show="embed" xlink:actuate="onLoad"/><draw:image xlink:href="./ObjectReplacements/Object 39" xlink:type="simple" xlink:show="embed" xlink:actuate="onLoad"/></draw:frame>;</text:p>
            <text:p text:style-name="Table_20_Contents"><draw:frame draw:style-name="fr2" draw:name="Объект31" text:anchor-type="as-char" svg:width="3.856cm" svg:height="0.487cm" draw:z-index="45"><draw:object xlink:href="./Object 40" xlink:type="simple" xlink:show="embed" xlink:actuate="onLoad"/><draw:image xlink:href="./ObjectReplacements/Object 40" xlink:type="simple" xlink:show="embed" xlink:actuate="onLoad"/></draw:frame>;</text:p>
          </table:table-cell>
          <table:table-cell table:style-name="Таблица1.B1" office:value-type="string">
            <text:p text:style-name="Table_20_Contents"><draw:frame draw:style-name="fr2" draw:name="Объект32" text:anchor-type="as-char" svg:width="2.545cm" svg:height="0.998cm" draw:z-index="46"><draw:object xlink:href="./Object 41" xlink:type="simple" xlink:show="embed" xlink:actuate="onLoad"/><draw:image xlink:href="./ObjectReplacements/Object 41" xlink:type="simple" xlink:show="embed" xlink:actuate="onLoad"/></draw:frame>;</text:p>
            <text:p text:style-name="Table_20_Contents"><draw:frame draw:style-name="fr2" draw:name="Объект38" text:anchor-type="as-char" svg:width="2.494cm" svg:height="0.524cm" draw:z-index="47"><draw:object xlink:href="./Object 47" xlink:type="simple" xlink:show="embed" xlink:actuate="onLoad"/><draw:image xlink:href="./ObjectReplacements/Object 47" xlink:type="simple" xlink:show="embed" xlink:actuate="onLoad"/></draw:frame>;</text:p>
            <text:p text:style-name="Table_20_Contents"><draw:frame draw:style-name="fr2" draw:name="Объект39" text:anchor-type="as-char" svg:width="2.457cm" svg:height="0.547cm" draw:z-index="48"><draw:object xlink:href="./Object 48" xlink:type="simple" xlink:show="embed" xlink:actuate="onLoad"/><draw:image xlink:href="./ObjectReplacements/Object 48" xlink:type="simple" xlink:show="embed" xlink:actuate="onLoad"/></draw:frame>;</text:p>
          </table:table-cell>
        </table:table-row>
      </table:table>
      <text:p text:style-name="P3">Пример. <text:span text:style-name="T9">Найдём погрешность некоторой величины </text:span><text:span text:style-name="T9"><draw:frame draw:style-name="fr2" draw:name="Объект33" text:anchor-type="as-char" svg:width="2.568cm" svg:height="1.018cm" draw:z-index="49"><draw:object xlink:href="./Object 42" xlink:type="simple" xlink:show="embed" xlink:actuate="onLoad"/><draw:image xlink:href="./ObjectReplacements/Object 42" xlink:type="simple" xlink:show="embed" xlink:actuate="onLoad"/></draw:frame></text:span><text:span text:style-name="T9">. Пользуясь формулами и определением относительной погрешности:</text:span></text:p>
      <text:p text:style-name="P2"><draw:frame draw:style-name="fr2" draw:name="Объект34" text:anchor-type="as-char" svg:width="13.231cm" svg:height="1.018cm" draw:z-index="38"><draw:object xlink:href="./Object 43" xlink:type="simple" xlink:show="embed" xlink:actuate="onLoad"/><draw:image xlink:href="./ObjectReplacements/Object 43" xlink:type="simple" xlink:show="embed" xlink:actuate="onLoad"/></draw:frame></text:p>
      <text:p text:style-name="Подзаголовок_20_теории">Важные замечания</text:p>
      <text:list xml:id="list1484559736" text:style-name="L4">
        <text:list-item>
          <text:p text:style-name="P8"><text:span text:style-name="T7">Не нужно писать в ответ слишком много значащих цифр найденной величины, если полученная погрешность не гарантирует точности в этих разрядах. Например, если погрешность площади бумажного ли</text:span><text:span text:style-name="T10">ста </text:span><text:span text:style-name="T11">εS=10</text:span><text:span text:style-name="T6">%</text:span><text:span text:style-name="T7">, <text:s/>бессмысленно писать в ответ </text:span><text:span text:style-name="T6">S=33,128 см</text:span><text:span text:style-name="T12">2</text:span><text:span text:style-name="T13">; это является ошибкой.</text:span></text:p>
        </text:list-item>
        <text:list-item>
          <text:p text:style-name="P8"><text:span text:style-name="T8">Сама по себе погрешность носит оценочный, приближенный характер. Конечно же, не следует писать, что </text:span><text:span text:style-name="T11">εS=10,275</text:span><text:span text:style-name="T6">%</text:span><text:span text:style-name="T7">, это тоже не имеет смысла.</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Стили_20_стрелок_20_2" draw:display-name="Стили стрелок 2"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7cm" style:auto-text-indent="false"/>
      <style:text-properties fo:font-size="10pt" style:font-size-asian="10.5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Название_20_лабораторной_20_работы" style:display-name="Название лабораторной работы" style:family="paragraph" style:parent-style-name="Standard" style:next-style-name="Оборудование_2c__20_тема_20_работы" style:class="text">
      <style:paragraph-properties fo:text-align="center" style:justify-single-word="false" fo:background-color="transparent" style:shadow="none">
        <style:tab-stops/>
        <style:background-image/>
      </style:paragraph-properties>
      <style:text-properties fo:font-size="10pt" fo:font-weight="bold" style:font-size-asian="10.5pt"/>
    </style:style>
    <style:style style:name="Оборудование_2c__20_тема_20_работы" style:display-name="Оборудование, тема работы" style:family="paragraph" style:parent-style-name="Standard" style:auto-update="true" style:class="text">
      <style:text-properties fo:font-style="italic" style:text-underline-style="none" fo:font-weight="normal" style:font-size-asian="10.5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Подзаголовок_20_теории" style:display-name="Подзаголовок теории" style:family="paragraph" style:parent-style-name="Оборудование_2c__20_тема_20_работы" style:next-style-name="Standard" style:master-page-name="">
      <style:paragraph-properties fo:margin-top="0.101cm" fo:margin-bottom="0cm" fo:text-align="start" style:justify-single-word="false" style:page-number="auto"/>
      <style:text-properties fo:font-weight="bold" style:font-size-asian="10.5pt" style:font-weight-asian="normal" style:font-weight-complex="normal"/>
    </style:style>
    <style:style style:name="Emphasis"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DejaVu Sans Mono" style:font-name-asian="DejaVu Sans Mono" style:font-name-complex="DejaVu Sans Mono"/>
    </style:style>
    <style:style style:name="Footnote_20_Symbol" style:display-name="Footnote Symbol" style:family="text"/>
    <style:style style:name="_22_Оборудование_3a__22__2c__20__22_Тема_3a__22__20_и_20_т.п." style:display-name="&quot;Оборудование:&quot;, &quot;Тема:&quot; и т.п." style:family="text">
      <style:text-properties style:text-underline-style="solid" style:text-underline-width="auto" style:text-underline-color="font-color" fo:font-weight="bold" style:font-size-asian="10.5pt"/>
    </style:style>
    <style:style style:name="_22_Комментарии_22_" style:display-name="&quot;Комментарии&quot;" style:family="text">
      <style:text-properties fo:font-style="italic"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MT1" style:family="text">
      <style:text-properties fo:font-size="11pt" style:font-size-asian="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Лаборатория<text:tab/><text:tab/>ЛФМШ <text:span text:style-name="MT1">– </text:span>2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07-01T19:51:45</meta:creation-date>
    <dc:date>2010-08-06T11:28:52</dc:date>
    <meta:editing-cycles>25</meta:editing-cycles>
    <meta:editing-duration>PT08H11M06S</meta:editing-duration>
    <meta:document-statistic meta:table-count="1" meta:image-count="0" meta:object-count="49" meta:page-count="2" meta:paragraph-count="43" meta:word-count="594" meta:character-count="447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T</math:mi>
      <math:mo math:stretchy="false">=</math:mo>
      <math:mfrac>
        <math:mi>t</math:mi>
        <math:mi>N</math:mi>
      </math:mfrac>
    </math:mrow>
    <math:annotation math:encoding="StarMath 5.0">T= t over N</math:annotation>
  </math:semantics>
</math:math>
</file>

<file path=Object 1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content.xml><?xml version="1.0" encoding="utf-8"?>
<!DOCTYPE math  PUBLIC '-//OpenOffice.org//DTD Modified W3C MathML 1.01//EN'  'math.dtd'>
<math:math xmlns:math="http://www.w3.org/1998/Math/MathML">
  <math:semantics>
    <math:mrow>
      <math:mi>S</math:mi>
      <math:mo math:stretchy="false">=</math:mo>
      <math:mi math:fontstyle="italic">ab</math:mi>
    </math:mrow>
    <math:annotation math:encoding="StarMath 5.0">S = ab</math:annotation>
  </math:semantics>
</math:math>
</file>

<file path=Object 13/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5/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6/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7/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9/content.xml><?xml version="1.0" encoding="utf-8"?>
<!DOCTYPE math  PUBLIC '-//OpenOffice.org//DTD Modified W3C MathML 1.01//EN'  'math.dtd'>
<math:math xmlns:math="http://www.w3.org/1998/Math/MathML">
  <math:semantics>
    <math:mi>O</math:mi>
    <math:annotation math:encoding="StarMath 5.0">O</math:annotation>
  </math:semantics>
</math:math>
</file>

<file path=Object 2/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0/content.xml><?xml version="1.0" encoding="utf-8"?>
<!DOCTYPE math  PUBLIC '-//OpenOffice.org//DTD Modified W3C MathML 1.01//EN'  'math.dtd'>
<math:math xmlns:math="http://www.w3.org/1998/Math/MathML">
  <math:semantics>
    <math:mrow>
      <math:mo math:stretchy="false">ɛ</math:mo>
      <math:mrow>
        <math:mi>A</math:mi>
        <math:mo math:stretchy="false">=</math:mo>
        <math:mfrac>
          <math:mrow>
            <math:mo math:stretchy="false">Δ</math:mo>
            <math:mi>A</math:mi>
          </math:mrow>
          <math:mi>A</math:mi>
        </math:mfrac>
      </math:mrow>
    </math:mrow>
    <math:annotation math:encoding="StarMath 5.0">%varepsilon A = {%DELTA A} over A</math:annotation>
  </math:semantics>
</math:math>
</file>

<file path=Object 21/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2/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3/content.xml><?xml version="1.0" encoding="utf-8"?>
<!DOCTYPE math  PUBLIC '-//OpenOffice.org//DTD Modified W3C MathML 1.01//EN'  'math.dtd'>
<math:math xmlns:math="http://www.w3.org/1998/Math/MathML">
  <math:semantics>
    <math:mrow>
      <math:mi>C</math:mi>
      <math:mo math:stretchy="false">=</math:mo>
      <math:mrow>
        <math:mi>A</math:mi>
        <math:mo math:stretchy="false">+</math:mo>
        <math:mi>B</math:mi>
      </math:mrow>
    </math:mrow>
    <math:annotation math:encoding="StarMath 5.0">C= A+B</math:annotation>
  </math:semantics>
</math:math>
</file>

<file path=Object 2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9/content.xml><?xml version="1.0" encoding="utf-8"?>
<!DOCTYPE math  PUBLIC '-//OpenOffice.org//DTD Modified W3C MathML 1.01//EN'  'math.dtd'>
<math:math xmlns:math="http://www.w3.org/1998/Math/MathML">
  <math:semantics>
    <math:mrow>
      <math:mo math:stretchy="false">Δ</math:mo>
      <math:mi>B</math:mi>
    </math:mrow>
    <math:annotation math:encoding="StarMath 5.0">%DELTA B</math:annotation>
  </math:semantics>
</math:math>
</file>

<file path=Object 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0/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i/>
      <math:mrow>
        <math:mo math:stretchy="false">(</math:mo>
        <math:mn>1</math:mn>
        <math:mo math:stretchy="false">)</math:mo>
      </math:mrow>
    </math:mrow>
    <math:annotation math:encoding="StarMath 5.0">A-%DELTA A &lt; A_ист &lt; A+%DELTA A~(1)</math:annotation>
  </math:semantics>
</math:math>
</file>

<file path=Object 31/content.xml><?xml version="1.0" encoding="utf-8"?>
<!DOCTYPE math  PUBLIC '-//OpenOffice.org//DTD Modified W3C MathML 1.01//EN'  'math.dtd'>
<math:math xmlns:math="http://www.w3.org/1998/Math/MathML">
  <math:semantics>
    <math:mrow>
      <math:mrow>
        <math:mi>B</math:mi>
        <math:mo math:stretchy="false">−</math:mo>
        <math:mo math:stretchy="false">Δ</math:mo>
      </math:mrow>
      <math:mrow>
        <math:mrow>
          <math:mi>B</math:mi>
          <math:mo math:stretchy="false">&lt;</math:mo>
          <math:msub>
            <math:mi>B</math:mi>
            <math:mi math:fontstyle="italic">ист</math:mi>
          </math:msub>
        </math:mrow>
        <math:mo math:stretchy="false">&lt;</math:mo>
        <math:mrow>
          <math:mi>B</math:mi>
          <math:mo math:stretchy="false">+</math:mo>
          <math:mo math:stretchy="false">Δ</math:mo>
        </math:mrow>
      </math:mrow>
      <math:mi>B</math:mi>
      <math:mi/>
      <math:mrow>
        <math:mo math:stretchy="false">(</math:mo>
        <math:mn>2</math:mn>
        <math:mo math:stretchy="false">)</math:mo>
      </math:mrow>
    </math:mrow>
    <math:annotation math:encoding="StarMath 5.0">B-%DELTA B &lt; B_ист &lt; B+%DELTA B~(2)</math:annotation>
  </math:semantics>
</math:math>
</file>

<file path=Object 32/content.xml><?xml version="1.0" encoding="utf-8"?>
<!DOCTYPE math  PUBLIC '-//OpenOffice.org//DTD Modified W3C MathML 1.01//EN'  'math.dtd'>
<math:math xmlns:math="http://www.w3.org/1998/Math/MathML">
  <math:semantics>
    <math:mrow>
      <math:mrow>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row>
          <math:mo math:stretchy="false">(</math:mo>
          <math:mrow>
            <math:msub>
              <math:mi>A</math:mi>
              <math:mi math:fontstyle="italic">ист</math:mi>
            </math:msub>
            <math:mo math:stretchy="false">+</math:mo>
            <math:msub>
              <math:mi>B</math:mi>
              <math:mi math:fontstyle="italic">ист</math:mi>
            </math:msub>
          </math:mrow>
          <math:mo math:stretchy="false">)</math:mo>
        </math:mrow>
      </math:mrow>
      <math:mo math:stretchy="false">&lt;</math:mo>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A+B)-(%DELTA A + %DELTA B) &lt; (A_ист+B_ист) &lt; (A+B)+(%DELTA A + %DELTA B)</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i>A</math:mi>
          <math:mo math:stretchy="false">+</math:mo>
          <math:mi>B</math:mi>
        </math:mrow>
        <math:mo math:stretchy="false">)</math:mo>
      </math:mrow>
      <math:mo math:stretchy="false">=</math:mo>
      <math:mi>C</math:mi>
    </math:mrow>
    <math:annotation math:encoding="StarMath 5.0">(A+B)=C</math:annotation>
  </math:semantics>
</math:math>
</file>

<file path=Object 34/content.xml><?xml version="1.0" encoding="utf-8"?>
<!DOCTYPE math  PUBLIC '-//OpenOffice.org//DTD Modified W3C MathML 1.01//EN'  'math.dtd'>
<math:math xmlns:math="http://www.w3.org/1998/Math/MathML">
  <math:semantics>
    <math:mrow>
      <math:mrow>
        <math:mo math:stretchy="false">(</math:mo>
        <math:mrow>
          <math:msub>
            <math:mi>A</math:mi>
            <math:mi math:fontstyle="italic">ист</math:mi>
          </math:msub>
          <math:mo math:stretchy="false">+</math:mo>
          <math:msub>
            <math:mi>B</math:mi>
            <math:mi math:fontstyle="italic">ист</math:mi>
          </math:msub>
        </math:mrow>
        <math:mo math:stretchy="false">)</math:mo>
      </math:mrow>
      <math:mo math:stretchy="false">=</math:mo>
      <math:msub>
        <math:mi>С</math:mi>
        <math:mi math:fontstyle="italic">ист</math:mi>
      </math:msub>
    </math:mrow>
    <math:annotation math:encoding="StarMath 5.0">(A_ист + B_ист) = С_ист</math:annotation>
  </math:semantics>
</math:math>
</file>

<file path=Object 35/content.xml><?xml version="1.0" encoding="utf-8"?>
<!DOCTYPE math  PUBLIC '-//OpenOffice.org//DTD Modified W3C MathML 1.01//EN'  'math.dtd'>
<math:math xmlns:math="http://www.w3.org/1998/Math/MathML">
  <math:semantics>
    <math:mrow>
      <math:mrow>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sub>
          <math:mi>С</math:mi>
          <math:mi math:fontstyle="italic">ист</math:mi>
        </math:msub>
      </math:mrow>
      <math:mo math:stretchy="false">&lt;</math:mo>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С-(%DELTA A + %DELTA B) &lt; С_ист &lt; С+(%DELTA A + %DELTA B)</math:annotation>
  </math:semantics>
</math:math>
</file>

<file path=Object 36/content.xml><?xml version="1.0" encoding="utf-8"?>
<!DOCTYPE math  PUBLIC '-//OpenOffice.org//DTD Modified W3C MathML 1.01//EN'  'math.dtd'>
<math:math xmlns:math="http://www.w3.org/1998/Math/MathML">
  <math:semantics>
    <math:mrow>
      <math:mo math:stretchy="false">Δ</math:mo>
      <math:mrow>
        <math:mi>C</math:mi>
        <math:mo math:stretchy="false">=</math:mo>
        <math:mo math:stretchy="false">Δ</math:mo>
      </math:mrow>
      <math:mrow>
        <math:mi>A</math:mi>
        <math:mo math:stretchy="false">+</math:mo>
        <math:mo math:stretchy="false">Δ</math:mo>
      </math:mrow>
      <math:mi>B</math:mi>
    </math:mrow>
    <math:annotation math:encoding="StarMath 5.0">%DELTA C = %DELTA A + %DELTA B</math:annotation>
  </math:semantics>
</math:math>
</file>

<file path=Object 37/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8/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9/content.xml><?xml version="1.0" encoding="utf-8"?>
<!DOCTYPE math  PUBLIC '-//OpenOffice.org//DTD Modified W3C MathML 1.01//EN'  'math.dtd'>
<math:math xmlns:math="http://www.w3.org/1998/Math/MathML">
  <math:semantics>
    <math:mrow>
      <math:mo math:stretchy="false">ɛ</math:mo>
      <math:mrow>
        <math:mrow>
          <math:mo math:stretchy="false">(</math:mo>
          <math:mfrac>
            <math:mi>A</math:mi>
            <math:mi>B</math:mi>
          </math:mfrac>
          <math:mo math:stretchy="false">)</math:mo>
        </math:mrow>
        <math:mo math:stretchy="false">=</math:mo>
        <math:mo math:stretchy="false">ɛ</math:mo>
      </math:mrow>
      <math:mrow>
        <math:mi>A</math:mi>
        <math:mo math:stretchy="false">+</math:mo>
        <math:mo math:stretchy="false">ɛ</math:mo>
      </math:mrow>
      <math:mi>B</math:mi>
    </math:mrow>
    <math:annotation math:encoding="StarMath 5.0">%varepsilon (A over B) = %varepsilon A + %varepsilon B</math:annotation>
  </math:semantics>
</math:math>
</file>

<file path=Object 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40/content.xml><?xml version="1.0" encoding="utf-8"?>
<!DOCTYPE math  PUBLIC '-//OpenOffice.org//DTD Modified W3C MathML 1.01//EN'  'math.dtd'>
<math:math xmlns:math="http://www.w3.org/1998/Math/MathML">
  <math:semantics>
    <math:mrow>
      <math:mo math:stretchy="false">ɛ</math:mo>
      <math:mrow>
        <math:mrow>
          <math:mo math:stretchy="false">(</math:mo>
          <math:mrow>
            <math:mi>A</math:mi>
            <math:mo math:stretchy="false">⋅</math:mo>
            <math:mi>B</math:mi>
          </math:mrow>
          <math:mo math:stretchy="false">)</math:mo>
        </math:mrow>
        <math:mo math:stretchy="false">=</math:mo>
        <math:mo math:stretchy="false">ɛ</math:mo>
      </math:mrow>
      <math:mrow>
        <math:mrow>
          <math:mo math:stretchy="false">(</math:mo>
          <math:mi>A</math:mi>
          <math:mo math:stretchy="false">)</math:mo>
        </math:mrow>
        <math:mo math:stretchy="false">+</math:mo>
        <math:mo math:stretchy="false">ɛ</math:mo>
      </math:mrow>
      <math:mrow>
        <math:mo math:stretchy="false">(</math:mo>
        <math:mi>B</math:mi>
        <math:mo math:stretchy="false">)</math:mo>
      </math:mrow>
    </math:mrow>
    <math:annotation math:encoding="StarMath 5.0">%varepsilon(A cdot B)=%varepsilon(A) + %varepsilon(B)</math:annotation>
  </math:semantics>
</math:math>
</file>

<file path=Object 41/content.xml><?xml version="1.0" encoding="utf-8"?>
<!DOCTYPE math  PUBLIC '-//OpenOffice.org//DTD Modified W3C MathML 1.01//EN'  'math.dtd'>
<math:math xmlns:math="http://www.w3.org/1998/Math/MathML">
  <math:semantics>
    <math:mrow>
      <math:mo math:stretchy="false">ɛ</math:mo>
      <math:mrow>
        <math:mrow>
          <math:mo math:stretchy="false">(</math:mo>
          <math:msqrt>
            <math:mi>A</math:mi>
          </math:msqrt>
          <math:mo math:stretchy="false">)</math:mo>
        </math:mrow>
        <math:mo math:stretchy="false">=</math:mo>
        <math:mfrac>
          <math:mn>1</math:mn>
          <math:mn>2</math:mn>
        </math:mfrac>
      </math:mrow>
      <math:mo math:stretchy="false">ɛ</math:mo>
      <math:mi>A</math:mi>
    </math:mrow>
    <math:annotation math:encoding="StarMath 5.0">%varepsilon (sqrt{A})=1 over 2 %varepsilon A</math:annotation>
  </math:semantics>
</math:math>
</file>

<file path=Object 42/content.xml><?xml version="1.0" encoding="utf-8"?>
<!DOCTYPE math  PUBLIC '-//OpenOffice.org//DTD Modified W3C MathML 1.01//EN'  'math.dtd'>
<math:math xmlns:math="http://www.w3.org/1998/Math/MathML">
  <math:semantics>
    <math:mrow>
      <math:mi>E</math:mi>
      <math:mo math:stretchy="false">=</math:mo>
      <math:mfrac>
        <math:mrow>
          <math:mrow>
            <math:mo math:stretchy="false">(</math:mo>
            <math:mrow>
              <math:mi>A</math:mi>
              <math:mo math:stretchy="false">−</math:mo>
              <math:mi>B</math:mi>
            </math:mrow>
            <math:mo math:stretchy="false">)</math:mo>
          </math:mrow>
          <math:mi>C</math:mi>
        </math:mrow>
        <math:mi>D</math:mi>
      </math:mfrac>
    </math:mrow>
    <math:annotation math:encoding="StarMath 5.0">E = {(A-B)C} over D</math:annotation>
  </math:semantics>
</math:math>
</file>

<file path=Object 43/content.xml><?xml version="1.0" encoding="utf-8"?>
<!DOCTYPE math  PUBLIC '-//OpenOffice.org//DTD Modified W3C MathML 1.01//EN'  'math.dtd'>
<math:math xmlns:math="http://www.w3.org/1998/Math/MathML">
  <math:semantics>
    <math:mrow>
      <math:mo math:stretchy="false">ɛ</math:mo>
      <math:mrow>
        <math:mi>E</math:mi>
        <math:mo math:stretchy="false">=</math:mo>
        <math:mo math:stretchy="false">ɛ</math:mo>
      </math:mrow>
      <math:mrow>
        <math:mrow>
          <math:mo math:stretchy="false">(</math:mo>
          <math:mrow>
            <math:mi>A</math:mi>
            <math:mo math:stretchy="false">−</math:mo>
            <math:mi>B</math:mi>
          </math:mrow>
          <math:mo math:stretchy="false">)</math:mo>
        </math:mrow>
        <math:mo math:stretchy="false">+</math:mo>
        <math:mo math:stretchy="false">ɛ</math:mo>
      </math:mrow>
      <math:mrow>
        <math:mi>C</math:mi>
        <math:mo math:stretchy="false">+</math:mo>
        <math:mo math:stretchy="false">ɛ</math:mo>
      </math:mrow>
      <math:mrow>
        <math:mrow>
          <math:mi>D</math:mi>
          <math:mo math:stretchy="false">=</math:mo>
          <math:mrow>
            <math:mrow>
              <math:mfrac>
                <math:mrow>
                  <math:mo math:stretchy="false">Δ</math:mo>
                  <math:mrow>
                    <math:mo math:stretchy="false">(</math:mo>
                    <math:mrow>
                      <math:mi>A</math:mi>
                      <math:mo math:stretchy="false">−</math:mo>
                      <math:mi>B</math:mi>
                    </math:mrow>
                    <math:mo math:stretchy="false">)</math:mo>
                  </math:mrow>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o math:stretchy="false">=</math:mo>
        <math:mrow>
          <math:mrow>
            <math:mfrac>
              <math:mrow>
                <math:mo math:stretchy="false">Δ</math:mo>
                <math:mrow>
                  <math:mi>A</math:mi>
                  <math:mo math:stretchy="false">+</math:mo>
                  <math:mo math:stretchy="false">Δ</math:mo>
                </math:mrow>
                <math:mi>B</math:mi>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row>
    <math:annotation math:encoding="StarMath 5.0">%varepsilon E = %varepsilon (A-B) + %varepsilon C + %varepsilon D = {%DELTA (A-B)} over {A-B} + {%DELTA C} over C + {%DELTA D} over D = {%DELTA A+ %DELTA B} over {A-B} + {%DELTA C} over C + {%DELTA D} over D</math:annotation>
  </math:semantics>
</math:math>
</file>

<file path=Object 4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4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6/content.xml><?xml version="1.0" encoding="utf-8"?>
<!DOCTYPE math  PUBLIC '-//OpenOffice.org//DTD Modified W3C MathML 1.01//EN'  'math.dtd'>
<math:math xmlns:math="http://www.w3.org/1998/Math/MathML">
  <math:semantics>
    <math:mrow>
      <math:mi>d</math:mi>
      <math:mo math:stretchy="false">=</math:mo>
      <math:mfrac>
        <math:mi>L</math:mi>
        <math:mi>M</math:mi>
      </math:mfrac>
    </math:mrow>
    <math:annotation math:encoding="StarMath 5.0">d = L over M</math:annotation>
  </math:semantics>
</math:math>
</file>

<file path=Object 47/content.xml><?xml version="1.0" encoding="utf-8"?>
<!DOCTYPE math  PUBLIC '-//OpenOffice.org//DTD Modified W3C MathML 1.01//EN'  'math.dtd'>
<math:math xmlns:math="http://www.w3.org/1998/Math/MathML">
  <math:semantics>
    <math:mrow>
      <math:mo math:stretchy="false">ɛ</math:mo>
      <math:mrow>
        <math:mrow>
          <math:mo math:stretchy="false">(</math:mo>
          <math:msup>
            <math:mi>A</math:mi>
            <math:mo math:stretchy="false">α</math:mo>
          </math:msup>
          <math:mo math:stretchy="false">)</math:mo>
        </math:mrow>
        <math:mo math:stretchy="false">=</math:mo>
        <math:mrow>
          <math:mo math:stretchy="false">α</math:mo>
          <math:mo math:stretchy="false">⋅</math:mo>
          <math:mo math:stretchy="false">ɛ</math:mo>
        </math:mrow>
      </math:mrow>
      <math:mi>A</math:mi>
    </math:mrow>
    <math:annotation math:encoding="StarMath 5.0">%varepsilon(A^%alpha)=%alpha cdot  %varepsilon A</math:annotation>
  </math:semantics>
</math:math>
</file>

<file path=Object 48/content.xml><?xml version="1.0" encoding="utf-8"?>
<!DOCTYPE math  PUBLIC '-//OpenOffice.org//DTD Modified W3C MathML 1.01//EN'  'math.dtd'>
<math:math xmlns:math="http://www.w3.org/1998/Math/MathML">
  <math:semantics>
    <math:mrow>
      <math:mo math:stretchy="false">ɛ</math:mo>
      <math:mrow>
        <math:mrow>
          <math:mo math:stretchy="false">(</math:mo>
          <math:msup>
            <math:mi>e</math:mi>
            <math:mi>A</math:mi>
          </math:msup>
          <math:mo math:stretchy="false">)</math:mo>
        </math:mrow>
        <math:mo math:stretchy="false">=</math:mo>
        <math:mrow>
          <math:mi>A</math:mi>
          <math:mo math:stretchy="false">⋅</math:mo>
          <math:mo math:stretchy="false">ɛ</math:mo>
        </math:mrow>
      </math:mrow>
      <math:mi>A</math:mi>
    </math:mrow>
    <math:annotation math:encoding="StarMath 5.0">%varepsilon (e^A)=A cdot %varepsilon A</math:annotation>
  </math:semantics>
</math:math>
</file>

<file path=Object 49/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7/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9/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row>
    <math:annotation math:encoding="StarMath 5.0">A-%DELTA A &lt; A_ист &lt; A+%DELTA A</math:annotation>
  </math:semantics>
</math:math>
</file>